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5000001427F55DD9F21C6ED9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000000" draw:fill="none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none" draw:textarea-horizontal-align="justify" draw:textarea-vertical-align="middle" draw:auto-grow-height="false" fo:min-height="0.053cm" fo:min-width="4.773cm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solid" draw:fill-color="#ff3333" draw:textarea-horizontal-align="justify" draw:textarea-vertical-align="middle" draw:auto-grow-height="false" fo:min-height="1.442cm" fo:min-width="3.599cm" fo:padding-top="0.15cm" fo:padding-bottom="0.15cm" fo:padding-left="0.275cm" fo:padding-right="0.275cm"/>
      <style:paragraph-properties style:writing-mode="lr-tb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3333"/>
      <style:paragraph-properties fo:text-align="center"/>
      <style:text-properties fo:color="#ffffff" loext:opacity="100%" fo:font-size="11pt" style:font-size-asian="11pt" style:font-size-complex="11pt"/>
    </style:style>
    <style:style style:name="T1" style:family="text">
      <style:text-properties fo:color="#ffffff" loext:opacity="100%" fo:font-size="11pt" style:font-size-asian="11pt" style:font-size-complex="11pt"/>
    </style:style>
    <style:style style:name="T2" style:family="text">
      <style:text-properties fo:color="#ffffff" loext:opacity="100%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499cm" svg:height="7.35cm" svg:x="0.9cm" svg:y="0.917cm">
            <draw:image xlink:href="Pictures/1000000000000335000001427F55DD9F21C6ED9F.jpg" xlink:type="simple" xlink:show="embed" xlink:actuate="onLoad" draw:mime-type="image/jpeg">
              <text:p/>
            </draw:image>
          </draw:frame>
          <draw:custom-shape draw:style-name="gr2" draw:text-style-name="P1" xml:id="id1" draw:id="id1" draw:layer="layout" svg:width="5.361cm" svg:height="0.391cm" svg:x="3.63cm" svg:y="4.0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xml:id="id2" draw:id="id2" draw:layer="layout" svg:width="4.337cm" svg:height="1.93cm" svg:x="13.376cm" svg:y="4.407cm">
            <text:p text:style-name="P2"><text:span text:style-name="T1">Write down the</text:span><text:span text:style-name="T1"><text:line-break/></text:span><text:span text:style-name="T1"> “</text:span><text:span text:style-name="T2">Image_id</text:span><text:span text:style-name="T1">”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1" draw:layer="layout" draw:type="curve" svg:x1="8.991cm" svg:y1="4.274cm" svg:x2="13.376cm" svg:y2="5.372cm" draw:start-shape="id1" draw:start-glue-point="1" draw:end-shape="id2" draw:end-glue-point="3" svg:d="M8991 4274c3288 0 1096 1098 4385 1098" svg:viewBox="0 0 4386 1099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21T12:48:35.740000000</dc:date>
    <dc:creator>Francois Abel</dc:creator>
    <meta:generator>LibreOffice/7.2.5.2$Windows_X86_64 LibreOffice_project/499f9727c189e6ef3471021d6132d4c694f357e5</meta:generator>
    <meta:editing-duration>PT39M58S</meta:editing-duration>
    <meta:editing-cycles>12</meta:editing-cycles>
    <meta:document-statistic meta:object-count="5"/>
  </office:meta>
</office:document-meta>
</file>